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dd310" officeooo:paragraph-rsid="001dd310"/>
    </style:style>
    <style:style style:name="P2" style:family="paragraph" style:parent-style-name="Standard">
      <style:text-properties officeooo:rsid="001dd310" officeooo:paragraph-rsid="003a3cc8"/>
    </style:style>
    <style:style style:name="P3" style:family="paragraph" style:parent-style-name="Standard">
      <style:text-properties officeooo:rsid="001dd310" officeooo:paragraph-rsid="00645c53"/>
    </style:style>
    <style:style style:name="P4" style:family="paragraph" style:parent-style-name="Standard">
      <style:text-properties fo:font-weight="bold" officeooo:rsid="001dd310" officeooo:paragraph-rsid="001dd310" style:font-weight-asian="bold" style:font-weight-complex="bold"/>
    </style:style>
    <style:style style:name="P5" style:family="paragraph" style:parent-style-name="Standard">
      <style:text-properties officeooo:rsid="0023073b" officeooo:paragraph-rsid="0023073b"/>
    </style:style>
    <style:style style:name="P6" style:family="paragraph" style:parent-style-name="Standard">
      <style:text-properties fo:font-style="normal" officeooo:rsid="0023073b" officeooo:paragraph-rsid="0023073b" style:font-style-asian="normal" style:font-style-complex="normal"/>
    </style:style>
    <style:style style:name="P7" style:family="paragraph" style:parent-style-name="Standard">
      <style:text-properties fo:font-style="normal" officeooo:rsid="0025cc75" officeooo:paragraph-rsid="003fb28a" style:font-style-asian="normal" style:font-style-complex="normal"/>
    </style:style>
    <style:style style:name="P8" style:family="paragraph" style:parent-style-name="Standard">
      <style:text-properties officeooo:rsid="0021ece3" officeooo:paragraph-rsid="0028d9a2"/>
    </style:style>
    <style:style style:name="P9" style:family="paragraph" style:parent-style-name="Standard">
      <style:text-properties officeooo:rsid="0021ece3" officeooo:paragraph-rsid="0021ece3"/>
    </style:style>
    <style:style style:name="P10" style:family="paragraph" style:parent-style-name="Standard">
      <style:text-properties fo:font-style="italic" officeooo:rsid="001dd310" officeooo:paragraph-rsid="004645bc" style:font-style-asian="italic" style:font-style-complex="italic"/>
    </style:style>
    <style:style style:name="P11" style:family="paragraph" style:parent-style-name="Text_20_body">
      <style:text-properties officeooo:rsid="0021ece3" officeooo:paragraph-rsid="003a3cc8"/>
    </style:style>
    <style:style style:name="P12" style:family="paragraph" style:parent-style-name="Text_20_body">
      <style:text-properties style:text-underline-style="none" officeooo:rsid="00328bbc" officeooo:paragraph-rsid="003a3cc8"/>
    </style:style>
    <style:style style:name="P13" style:family="paragraph" style:parent-style-name="Text_20_body">
      <style:text-properties officeooo:rsid="00328bbc" officeooo:paragraph-rsid="00447a1a"/>
    </style:style>
    <style:style style:name="P14" style:family="paragraph" style:parent-style-name="Text_20_body">
      <style:text-properties officeooo:rsid="00328bbc" officeooo:paragraph-rsid="004645bc"/>
    </style:style>
    <style:style style:name="P15" style:family="paragraph" style:parent-style-name="Standard">
      <style:text-properties fo:font-style="italic" officeooo:rsid="00545206" officeooo:paragraph-rsid="00545206" style:font-style-asian="italic" style:font-style-complex="italic"/>
    </style:style>
    <style:style style:name="P16" style:family="paragraph" style:parent-style-name="Standard">
      <style:text-properties officeooo:rsid="001dd310" officeooo:paragraph-rsid="006d4b3b"/>
    </style:style>
    <style:style style:name="T1" style:family="text">
      <style:text-properties officeooo:rsid="0021bff6"/>
    </style:style>
    <style:style style:name="T2" style:family="text">
      <style:text-properties fo:font-style="italic" style:font-style-asian="italic" style:font-style-complex="italic"/>
    </style:style>
    <style:style style:name="T3" style:family="text">
      <style:text-properties fo:font-style="italic" officeooo:rsid="002b7a6c" style:font-style-asian="italic" style:font-style-complex="italic"/>
    </style:style>
    <style:style style:name="T4" style:family="text">
      <style:text-properties fo:font-style="italic" officeooo:rsid="0032c17e" style:font-style-asian="italic" style:font-style-complex="italic"/>
    </style:style>
    <style:style style:name="T5" style:family="text">
      <style:text-properties fo:font-style="italic" officeooo:rsid="001dd310" style:font-style-asian="italic" style:font-style-complex="italic"/>
    </style:style>
    <style:style style:name="T6" style:family="text">
      <style:text-properties fo:font-style="italic" officeooo:rsid="003467f3" style:font-style-asian="italic" style:font-style-complex="italic"/>
    </style:style>
    <style:style style:name="T7" style:family="text">
      <style:text-properties fo:font-style="italic" officeooo:rsid="00545206" style:font-style-asian="italic" style:font-style-complex="italic"/>
    </style:style>
    <style:style style:name="T8" style:family="text">
      <style:text-properties fo:font-style="italic" officeooo:rsid="00575fd8" style:font-style-asian="italic" style:font-style-complex="italic"/>
    </style:style>
    <style:style style:name="T9" style:family="text">
      <style:text-properties fo:font-style="italic" officeooo:rsid="00645c53" style:font-style-asian="italic" style:font-style-complex="italic"/>
    </style:style>
    <style:style style:name="T10" style:family="text">
      <style:text-properties fo:font-style="italic" officeooo:rsid="006c96e3"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officeooo:rsid="003562d5" style:font-style-asian="italic" style:font-style-complex="italic"/>
    </style:style>
    <style:style style:name="T13" style:family="text">
      <style:text-properties fo:font-style="italic" style:text-underline-style="none" officeooo:rsid="005402be" style:font-style-asian="italic" style:font-style-complex="italic"/>
    </style:style>
    <style:style style:name="T14" style:family="text">
      <style:text-properties fo:font-style="italic" fo:font-weight="normal" officeooo:rsid="0021627e" style:font-style-asian="italic" style:font-weight-asian="normal" style:font-style-complex="italic" style:font-weight-complex="normal"/>
    </style:style>
    <style:style style:name="T15" style:family="text">
      <style:text-properties officeooo:rsid="0028d9a2"/>
    </style:style>
    <style:style style:name="T16" style:family="text">
      <style:text-properties officeooo:rsid="0028c453"/>
    </style:style>
    <style:style style:name="T17" style:family="text">
      <style:text-properties officeooo:rsid="0029683d"/>
    </style:style>
    <style:style style:name="T18" style:family="text">
      <style:text-properties officeooo:rsid="00309a1e"/>
    </style:style>
    <style:style style:name="T19" style:family="text">
      <style:text-properties officeooo:rsid="003467f3"/>
    </style:style>
    <style:style style:name="T20" style:family="text">
      <style:text-properties fo:font-style="normal" style:font-style-asian="normal" style:font-style-complex="normal"/>
    </style:style>
    <style:style style:name="T21" style:family="text">
      <style:text-properties fo:font-style="normal" officeooo:rsid="0036328e" style:font-style-asian="normal" style:font-style-complex="normal"/>
    </style:style>
    <style:style style:name="T22" style:family="text">
      <style:text-properties fo:font-style="normal" officeooo:rsid="0033006e" style:font-style-asian="normal" style:font-style-complex="normal"/>
    </style:style>
    <style:style style:name="T23" style:family="text">
      <style:text-properties fo:font-style="normal" officeooo:rsid="0039d8bb" style:font-style-asian="normal" style:font-style-complex="normal"/>
    </style:style>
    <style:style style:name="T24" style:family="text">
      <style:text-properties fo:font-style="normal" officeooo:rsid="00336787" style:font-style-asian="normal" style:font-style-complex="normal"/>
    </style:style>
    <style:style style:name="T25" style:family="text">
      <style:text-properties fo:font-style="normal" officeooo:rsid="00502a0b" style:font-style-asian="normal" style:font-style-complex="normal"/>
    </style:style>
    <style:style style:name="T26" style:family="text">
      <style:text-properties fo:font-style="normal" officeooo:rsid="00402284" style:font-style-asian="normal" style:font-style-complex="normal"/>
    </style:style>
    <style:style style:name="T27" style:family="text">
      <style:text-properties fo:font-style="normal" officeooo:rsid="00483f9a" style:font-style-asian="normal" style:font-style-complex="normal"/>
    </style:style>
    <style:style style:name="T28" style:family="text">
      <style:text-properties fo:font-style="normal" officeooo:rsid="004b7a82" style:font-style-asian="normal" style:font-style-complex="normal"/>
    </style:style>
    <style:style style:name="T29" style:family="text">
      <style:text-properties fo:font-style="normal" officeooo:rsid="00545206" style:font-style-asian="normal" style:font-style-complex="normal"/>
    </style:style>
    <style:style style:name="T30" style:family="text">
      <style:text-properties fo:font-style="normal" officeooo:rsid="005ac0a4" style:font-style-asian="normal" style:font-style-complex="normal"/>
    </style:style>
    <style:style style:name="T31" style:family="text">
      <style:text-properties fo:font-style="normal" officeooo:rsid="005bf9f8" style:font-style-asian="normal" style:font-style-complex="normal"/>
    </style:style>
    <style:style style:name="T32" style:family="text">
      <style:text-properties fo:font-style="normal" officeooo:rsid="00606685" style:font-style-asian="normal" style:font-style-complex="normal"/>
    </style:style>
    <style:style style:name="T33" style:family="text">
      <style:text-properties fo:font-style="normal" officeooo:rsid="006c96e3" style:font-style-asian="normal" style:font-style-complex="normal"/>
    </style:style>
    <style:style style:name="T34" style:family="text">
      <style:text-properties fo:font-style="normal" officeooo:rsid="006d4b3b" style:font-style-asian="normal" style:font-style-complex="normal"/>
    </style:style>
    <style:style style:name="T35" style:family="text">
      <style:text-properties fo:font-style="normal" style:text-underline-style="none" officeooo:rsid="0033006e" style:font-style-asian="normal" style:font-style-complex="normal"/>
    </style:style>
    <style:style style:name="T36" style:family="text">
      <style:text-properties fo:font-style="normal" style:text-underline-style="none" officeooo:rsid="0033362c" style:font-style-asian="normal" style:font-style-complex="normal"/>
    </style:style>
    <style:style style:name="T37" style:family="text">
      <style:text-properties fo:font-style="normal" style:text-underline-style="none" officeooo:rsid="004174aa" style:font-style-asian="normal" style:font-style-complex="normal"/>
    </style:style>
    <style:style style:name="T38" style:family="text">
      <style:text-properties style:text-underline-style="none"/>
    </style:style>
    <style:style style:name="T39" style:family="text">
      <style:text-properties fo:font-weight="normal" officeooo:rsid="0027a612" style:font-weight-asian="normal" style:font-weight-complex="normal"/>
    </style:style>
    <style:style style:name="T40" style:family="text">
      <style:text-properties fo:font-weight="normal" officeooo:rsid="00602540" style:font-weight-asian="normal" style:font-weight-complex="normal"/>
    </style:style>
    <style:style style:name="T41" style:family="text">
      <style:text-properties fo:font-weight="normal" officeooo:rsid="002f95a9" style:font-weight-asian="normal" style:font-weight-complex="normal"/>
    </style:style>
    <style:style style:name="T42" style:family="text">
      <style:text-properties fo:font-weight="normal" officeooo:rsid="0021627e" style:font-weight-asian="normal" style:font-weight-complex="normal"/>
    </style:style>
    <style:style style:name="T43" style:family="text">
      <style:text-properties fo:font-weight="normal" officeooo:rsid="003e3be8" style:font-weight-asian="normal" style:font-weight-complex="normal"/>
    </style:style>
    <style:style style:name="T44" style:family="text">
      <style:text-properties officeooo:rsid="003e3be8"/>
    </style:style>
    <style:style style:name="T45" style:family="text">
      <style:text-properties officeooo:rsid="00491c88"/>
    </style:style>
    <style:style style:name="T46" style:family="text">
      <style:text-properties officeooo:rsid="0049551e"/>
    </style:style>
    <style:style style:name="T47" style:family="text">
      <style:text-properties officeooo:rsid="0049b1e1"/>
    </style:style>
    <style:style style:name="T48" style:family="text">
      <style:text-properties officeooo:rsid="004bcafa"/>
    </style:style>
    <style:style style:name="T49" style:family="text">
      <style:text-properties officeooo:rsid="004d7980"/>
    </style:style>
    <style:style style:name="T50" style:family="text">
      <style:text-properties officeooo:rsid="004ed536"/>
    </style:style>
    <style:style style:name="T51" style:family="text">
      <style:text-properties officeooo:rsid="00545206"/>
    </style:style>
    <style:style style:name="T52" style:family="text">
      <style:text-properties officeooo:rsid="005577f1"/>
    </style:style>
    <style:style style:name="T53" style:family="text">
      <style:text-properties officeooo:rsid="00575fd8"/>
    </style:style>
    <style:style style:name="T54" style:family="text">
      <style:text-properties officeooo:rsid="005d960c"/>
    </style:style>
    <style:style style:name="T55" style:family="text">
      <style:text-properties officeooo:rsid="005effb6"/>
    </style:style>
    <style:style style:name="T56" style:family="text">
      <style:text-properties officeooo:rsid="006238be"/>
    </style:style>
    <style:style style:name="T57" style:family="text">
      <style:text-properties officeooo:rsid="00645c53"/>
    </style:style>
    <style:style style:name="T58" style:family="text">
      <style:text-properties officeooo:rsid="00658529"/>
    </style:style>
    <style:style style:name="T59" style:family="text">
      <style:text-properties officeooo:rsid="0067dc51"/>
    </style:style>
    <style:style style:name="T60" style:family="text">
      <style:text-properties officeooo:rsid="00696c98"/>
    </style:style>
    <style:style style:name="T61" style:family="text">
      <style:text-properties officeooo:rsid="006a960a"/>
    </style:style>
    <style:style style:name="T62" style:family="text">
      <style:text-properties officeooo:rsid="006bddf0"/>
    </style:style>
    <style:style style:name="T63" style:family="text">
      <style:text-properties officeooo:rsid="006c96e3"/>
    </style:style>
    <style:style style:name="T64" style:family="text">
      <style:text-properties officeooo:rsid="006d4b3b"/>
    </style:style>
    <style:style style:name="T65" style:family="text">
      <style:text-properties officeooo:rsid="006dd83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AB SESSION <text:span text:style-name="T1">2</text:span>: <text:span text:style-name="T1">Operational Space Control</text:span></text:p>
      <text:p text:style-name="P4"/>
      <text:p text:style-name="P5">1) <text:span text:style-name="T2">Generate Sinu</text:span><text:span text:style-name="T3">s</text:span><text:span text:style-name="T2">oidal Reference:</text:span></text:p>
      <text:p text:style-name="P6">Generate sinuoidal reference for Z direction of the end effector with 0.1 ma mplitude and 0.8 Hz frequency.</text:p>
      <text:p text:style-name="P6"/>
      <text:p text:style-name="P7">2) Step <text:span text:style-name="T14">Reference generation:</text:span></text:p>
      <text:p text:style-name="P7"><text:span text:style-name="T39">generate a</text:span><text:span text:style-name="T40"> </text:span><text:span text:style-name="T43">0.1</text:span><text:span text:style-name="T39"> step reference </text:span><text:span text:style-name="T41">step(t = 2.0) </text:span><text:span text:style-name="T42">for </text:span><text:span text:style-name="T43">Z direction.</text:span></text:p>
      <text:p text:style-name="P6"/>
      <text:p text:style-name="P8"><text:span text:style-name="T44">3</text:span>) <text:span text:style-name="T46">(OPTIONAL) D</text:span>o end-effector tracking with inverse kinematics using PD control <text:span text:style-name="T15">(advice: </text:span>des_q = IK(des_x), des_qd = inv(J) des_xd. <text:span text:style-name="T15">Algorithm for IK </text:span><text:a xlink:type="simple" xlink:href="https://gepettoweb.laas.fr/doc/stack-of-tasks/pinocchio/master/doxygen-html/md_doc_b-examples_i-inverse-kinematics.html" text:style-name="Internet_20_link" text:visited-style-name="Visited_20_Internet_20_Link"><text:span text:style-name="T15">https://gepettoweb.laas.fr/doc/stack-of-tasks/pinocchio/master/doxygen-html/md_doc_b-examples_i-inverse-kinematics.html</text:span></text:a><text:span text:style-name="T15">). Evaluate the tracking of th end-effector.</text:span></text:p>
      <text:p text:style-name="P9"/>
      <text:p text:style-name="P10"><text:span text:style-name="T45">4</text:span>) <text:span text:style-name="T19">End-effector position <text:s/></text:span>PD control:</text:p>
      <text:p text:style-name="P11">Implement <text:span text:style-name="T17">End-effector</text:span> PD control <text:span text:style-name="T18">(simplified impedance control) </text:span>with K<text:span text:style-name="T18">x</text:span> = <text:span text:style-name="T54">10</text:span>00 <text:span text:style-name="T18">N/m</text:span> and <text:span text:style-name="T18">Dx</text:span> = <text:span text:style-name="T55">300</text:span> <text:span text:style-name="T18">Ns/m (advice consider only linear Jacobian 6x3)</text:span>. <text:span text:style-name="T16">Use the sinusoidal reference generated in 1) </text:span><text:span text:style-name="T35">as input to the system.</text:span><text:span text:style-name="T16"> Plot the tracking error, see the couplings also in X, Y directions. Try to change the stiffness in the X,Y directions and see that the tracking improves. See the joints are moving randomly because there is no control in the nullspace and we have 6 DoFs with a 3D task. s</text:span><text:span text:style-name="T28">Try to add a damping term in the joint space.</text:span></text:p>
      <text:p text:style-name="P14"><text:span text:style-name="T45">5</text:span>) <text:s/><text:span text:style-name="T6">End-effector position <text:s/></text:span><text:span text:style-name="T5">PD control </text:span><text:span text:style-name="T2">+ Gravity Compensation:</text:span></text:p>
      <text:p text:style-name="P13"><text:span text:style-name="T24">A</text:span><text:span text:style-name="T20">dd </text:span><text:span text:style-name="T22">gravity compensation. Give the </text:span><text:span text:style-name="T26">step</text:span><text:span text:style-name="T35"> reference generated in </text:span><text:span text:style-name="T37">2</text:span><text:span text:style-name="T35">) as input to the system. Check the</text:span><text:span text:style-name="T36">re is no longer a </text:span><text:span text:style-name="T35"><text:s/>tracking error at st</text:span><text:span text:style-name="T22">eady state is <text:s/>but </text:span><text:span text:style-name="T25">it </text:span><text:span text:style-name="T22">still remains during the transient. </text:span></text:p>
      <text:p text:style-name="P2"><text:span text:style-name="T45">6</text:span>) <text:span text:style-name="T2">P</text:span><text:span text:style-name="T11">D + gravity + </text:span><text:span text:style-name="T12">Feed-Forward </text:span><text:span text:style-name="T13">term</text:span><text:span text:style-name="T38">:</text:span></text:p>
      <text:p text:style-name="P12"><text:span text:style-name="T21">Add also feed-forward term to the PD control (advice: use the </text:span><text:span text:style-name="T27">reflected </text:span><text:span text:style-name="T21">inertia </text:span><text:span text:style-name="T27">at the end-efffector</text:span><text:span text:style-name="T21">). </text:span><text:span text:style-name="T22">Give the sinusoidal reference generated in 1). </text:span><text:span text:style-name="T23">See that the tracking error is improved. </text:span></text:p>
      <text:p text:style-name="P16"><text:span text:style-name="T47">7</text:span>) <text:span text:style-name="T4">O</text:span><text:span text:style-name="T2">perational space inverse dynamics:</text:span></text:p>
      <text:p text:style-name="P16"><text:span text:style-name="T64">Implement operational space inverse dynamics with a postural task in the null space to attract the robot configuration q0 (advice tau0 = </text:span>Kpostural*(q0 -q)<text:span text:style-name="T50">). </text:span><text:s/><text:span text:style-name="T49">Observe that the tracking is improved, there are no coupling between different directions anymore. <text:s/>Observe that if you reduce the gains the tracking remains good apart in the discontinuity of the trajectory. </text:span><text:s/></text:p>
      <text:p text:style-name="P1"/>
      <text:p text:style-name="P16"><text:span text:style-name="T63">8</text:span>) <text:span text:style-name="T4">O</text:span><text:span text:style-name="T2">perational space inverse dynamics </text:span><text:span text:style-name="T7">+ h </text:span><text:span text:style-name="T2">:</text:span></text:p>
      <text:p text:style-name="P16"><text:span text:style-name="T29">rather than compensate for u (bias term at the end effector <text:s/>compensate for h (bias terms at joint level) and observe the result is the same.</text:span></text:p>
      <text:p text:style-name="P15"/>
      <text:p text:style-name="P16"><text:span text:style-name="T10">9</text:span><text:span text:style-name="T7">) External Force:</text:span></text:p>
      <text:p text:style-name="P16"><text:span text:style-name="T34">W</text:span><text:span text:style-name="T33">ith constant reference x0, </text:span><text:span text:style-name="T10"><text:s/></text:span><text:span text:style-name="T29">give</text:span><text:span text:style-name="T20"> Fext on Z direction and check is affecting only </text:span><text:span text:style-name="T30">the</text:span><text:span text:style-name="T20"> endeffector direction Z and not X and Y. </text:span><text:span text:style-name="T31">If you reduce </text:span><text:span text:style-name="T32">bu ½ </text:span>the Kx gains <text:span text:style-name="T56">you should</text:span> see the deflection due to Fext doubles.</text:p>
      <text:p text:style-name="P1"/>
      <text:p text:style-name="P3"><text:span text:style-name="T52">10</text:span>) <text:span text:style-name="T8">Implement impedance</text:span><text:span text:style-name="T2"> control </text:span><text:span text:style-name="T9">for</text:span><text:span text:style-name="T2"> </text:span><text:span text:style-name="T9">end-effector </text:span><text:span text:style-name="T2">orientation:</text:span></text:p>
      <text:p text:style-name="P3"><text:span text:style-name="T57">A</text:span>dd orientation <text:s/><text:span text:style-name="T65">control of</text:span> the end-effector <text:span text:style-name="T53">(advice: the </text:span>jacobian is 6x6 now <text:span text:style-name="T53">and there is </text:span>no <text:span text:style-name="T62">longer </text:span>need of postural task<text:span text:style-name="T61">)</text:span>. Implement <text:span text:style-name="T59">the computation of the </text:span>orientation error both with angle-axis and quaternion<text:span text:style-name="T58">s</text:span> <text:span text:style-name="T60">representations </text:span>and compare they give the same resul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14:34:31.747104863</meta:creation-date>
    <dc:date>2019-12-12T22:32:24.263999979</dc:date>
    <meta:editing-duration>PT2H34M55S</meta:editing-duration>
    <meta:editing-cycles>76</meta:editing-cycles>
    <meta:generator>LibreOffice/5.1.6.2$Linux_X86_64 LibreOffice_project/10m0$Build-2</meta:generator>
    <meta:document-statistic meta:table-count="0" meta:image-count="0" meta:object-count="0" meta:page-count="1" meta:paragraph-count="20" meta:word-count="437" meta:character-count="2777" meta:non-whitespace-character-count="2346"/>
  </office:meta>
</office:document-meta>
</file>